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4cm" svg:height="2.553cm" svg:x="2.93cm" svg:y="0.315cm" svg:viewBox="0 0 2041 2554" svg:d="m1346 1362h530v-1362h165v1481h-529v1073h-166zm-605 0h-166v-1073h-575v-1481h152v1362h589zm-360-184c-30 11-44 41-33 72s42 45 72 34 45-43 34-73-43-44-73-33zm1272-483c16-6 38 4 45 21l48 133c6 16-5 39-21 45l-1284 468c-4 1-7 1-11 1-65 16-131-19-154-84-26-70 9-145 79-170 43-16 87-9 121 14z">
          <text:p/>
        </draw:path>
        <draw:g>
          <draw:path draw:style-name="gr2" draw:text-style-name="P1" draw:layer="layout" svg:width="0.557cm" svg:height="0.627cm" draw:transform="rotate (-0.174532925200587) translate (3.61104652897312cm 1.06148367336615cm)" svg:viewBox="0 0 558 628" svg:d="m0 0c319 22 558 286 558 628">
            <text:p/>
          </draw:path>
          <draw:line draw:style-name="gr3" draw:text-style-name="P1" draw:layer="layout" svg:x1="3.619cm" svg:y1="1.061cm" svg:x2="3.47cm" svg:y2="1.028cm">
            <text:p/>
          </draw:line>
          <draw:line draw:style-name="gr3" draw:text-style-name="P1" draw:layer="layout" svg:x1="4.059cm" svg:y1="1.753cm" svg:x2="4.02cm" svg:y2="1.914cm">
            <text:p/>
          </draw:line>
          <draw:frame draw:style-name="gr4" draw:text-style-name="P2" xml:id="id2" draw:id="id2" draw:layer="layout" svg:width="2.5cm" svg:height="0.802cm" svg:x="5.489cm" svg:y="2.138cm">
            <draw:text-box>
              <text:p><text:span text:style-name="T1">حرکت کرتا حصہ</text:span></text:p>
            </draw:text-box>
          </draw:frame>
          <draw:line draw:style-name="gr3" draw:text-style-name="P1" xml:id="id1" draw:id="id1" draw:layer="layout" svg:x1="4cm" svg:y1="2.969cm" svg:x2="4cm" svg:y2="2.107cm">
            <text:p/>
          </draw:line>
          <draw:frame draw:style-name="gr4" draw:text-style-name="P2" draw:layer="layout" svg:width="1.725cm" svg:height="1.353cm" svg:x="1.098cm" svg:y="1.413cm">
            <draw:text-box>
              <text:p><text:span text:style-name="T1">پانی گزرنے</text:span></text:p>
              <text:p><text:span text:style-name="T1"><text:s/></text:span><text:span text:style-name="T1">کی سمت</text:span></text:p>
            </draw:text-box>
          </draw:frame>
          <draw:connector draw:style-name="gr5" draw:text-style-name="P1" draw:layer="layout" draw:type="curve" svg:x1="2.647cm" svg:y1="2.138cm" svg:x2="4cm" svg:y2="2.538cm" draw:end-shape="id1" draw:end-glue-point="1" svg:d="m2647 2138c601 0-75 400 1353 400">
            <text:p/>
          </draw:connector>
          <draw:connector draw:style-name="gr5" draw:text-style-name="P1" draw:layer="layout" draw:type="curve" svg:x1="5.489cm" svg:y1="2.539cm" svg:x2="4.461cm" svg:y2="1.306cm" draw:start-shape="id2" draw:start-glue-point="3" svg:d="m5489 2539c-1146 0-632-1233-1028-123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0T11:42:00</dc:date>
    <dc:creator>kkk </dc:creator>
    <meta:editing-duration>PT5M</meta:editing-duration>
    <meta:editing-cycles>1</meta:editing-cycles>
    <meta:document-statistic meta:object-count="10"/>
    <meta:generator>LibreOffice/3.3$Linux LibreOffice_project/330m19$Build-401</meta:generator>
  </office:meta>
</office:document-meta>
</file>